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47cm" fo:margin-left="1.071cm" table:align="left" style:writing-mode="lr-tb"/>
    </style:style>
    <style:style style:name="Таблица1.A" style:family="table-column">
      <style:table-column-properties style:column-width="2.185cm"/>
    </style:style>
    <style:style style:name="Таблица1.B" style:family="table-column">
      <style:table-column-properties style:column-width="2.409cm"/>
    </style:style>
    <style:style style:name="Таблица1.C" style:family="table-column">
      <style:table-column-properties style:column-width="2.87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" style:family="table">
      <style:table-properties style:width="7.47cm" fo:margin-left="1.071cm" table:align="left" style:writing-mode="lr-tb"/>
    </style:style>
    <style:style style:name="Таблица2.A" style:family="table-column">
      <style:table-column-properties style:column-width="2.185cm"/>
    </style:style>
    <style:style style:name="Таблица2.B" style:family="table-column">
      <style:table-column-properties style:column-width="2.409cm"/>
    </style:style>
    <style:style style:name="Таблица2.C" style:family="table-column">
      <style:table-column-properties style:column-width="2.875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fo:font-style="italic" style:font-style-asian="italic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indent="0.635cm" style:auto-text-indent="false"/>
    </style:style>
    <style:style style:name="P5" style:family="paragraph" style:parent-style-name="Standard">
      <style:paragraph-properties fo:margin-left="0cm" fo:margin-right="0cm" fo:text-indent="0.635cm" style:auto-text-indent="false"/>
      <style:text-properties fo:language="ru" fo:country="RU"/>
    </style:style>
    <style:style style:name="P6" style:family="paragraph" style:parent-style-name="Абзац_20_списка">
      <style:text-properties fo:language="ru" fo:country="RU"/>
    </style:style>
    <style:style style:name="P7" style:family="paragraph" style:parent-style-name="Абзац_20_списка">
      <style:paragraph-properties fo:margin-left="0cm" fo:margin-right="0cm" fo:margin-top="0cm" fo:margin-bottom="0cm" fo:line-height="100%" fo:text-indent="0cm" style:auto-text-indent="false"/>
    </style:style>
    <style:style style:name="P8" style:family="paragraph" style:parent-style-name="Абзац_20_списка">
      <style:paragraph-properties fo:margin-left="0cm" fo:margin-right="0cm" fo:margin-top="0cm" fo:margin-bottom="0cm" fo:line-height="100%" fo:text-indent="0cm" style:auto-text-indent="false" style:snap-to-layout-grid="false"/>
    </style:style>
    <style:style style:name="P9" style:family="paragraph" style:parent-style-name="Абзац_20_списка">
      <style:paragraph-properties fo:margin-left="0cm" fo:margin-right="0cm" fo:margin-top="0cm" fo:margin-bottom="0cm" fo:line-height="100%" fo:text-indent="0cm" style:auto-text-indent="false"/>
      <style:text-properties fo:language="ru" fo:country="RU"/>
    </style:style>
    <style:style style:name="P10" style:family="paragraph" style:parent-style-name="Абзац_20_списка">
      <style:paragraph-properties fo:margin-left="0cm" fo:margin-right="0cm" fo:margin-top="0cm" fo:margin-bottom="0cm" fo:line-height="100%" fo:text-indent="0cm" style:auto-text-indent="false" style:snap-to-layout-grid="false"/>
      <style:text-properties fo:language="ru" fo:country="RU"/>
    </style:style>
    <style:style style:name="P11" style:family="paragraph" style:parent-style-name="Heading_20_2" style:master-page-name="Standard">
      <style:paragraph-properties style:page-number="auto"/>
    </style:style>
    <style:style style:name="P12" style:family="paragraph" style:parent-style-name="Абзац_20_списка" style:list-style-name="WW8Num4"/>
    <style:style style:name="P13" style:family="paragraph" style:parent-style-name="Абзац_20_списка">
      <style:text-properties fo:language="ru" fo:country="RU"/>
    </style:style>
    <style:style style:name="P14" style:family="paragraph" style:parent-style-name="Абзац_20_списка" style:list-style-name="WW8Num4">
      <style:text-properties fo:language="ru" fo:country="RU"/>
    </style:style>
    <style:style style:name="P15" style:family="paragraph" style:parent-style-name="Абзац_20_списка" style:list-style-name="WW8Num2">
      <style:text-properties fo:language="ru" fo:country="RU"/>
    </style:style>
    <style:style style:name="P16" style:family="paragraph" style:parent-style-name="Абзац_20_списка" style:list-style-name="WW8Num5">
      <style:text-properties fo:language="ru" fo:country="RU"/>
    </style:style>
    <style:style style:name="P17" style:family="paragraph" style:parent-style-name="Абзац_20_списка" style:list-style-name="WW8Num7">
      <style:text-properties fo:language="ru" fo:country="RU"/>
    </style:style>
    <style:style style:name="P18" style:family="paragraph" style:parent-style-name="Абзац_20_списка" style:list-style-name="WW8Num1">
      <style:text-properties fo:language="ru" fo:country="RU"/>
    </style:style>
    <style:style style:name="P19" style:family="paragraph" style:parent-style-name="Абзац_20_списка" style:list-style-name="WW8Num3">
      <style:text-properties fo:language="ru" fo:country="RU"/>
    </style:style>
    <style:style style:name="P20" style:family="paragraph" style:parent-style-name="Абзац_20_списка" style:list-style-name="WW8Num5"/>
    <style:style style:name="P21" style:family="paragraph" style:parent-style-name="Абзац_20_списка" style:list-style-name="WW8Num7"/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text-properties fo:language="ru" fo:country="RU" fo:font-style="italic" style:font-style-asian="italic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C<text:span text:style-name="T1"># Угадывание числа Консольное приложение (</text:span>VS<text:span text:style-name="T1">)</text:span></text:h>
      <text:p text:style-name="P1">В этой лабораторной работе требуется создать программу, которая угадывает число, загаданное пользователем. Для этого, программа задаёт пользователю вопросы, ответом на которые может быть только «да» или «нет».</text:p>
      <text:p text:style-name="P1">Пользователь загадывает число от 1 до 100000. Программа должна задать не более 100 вопросов для того чтобы угадать загаданное число или установить противоречивость ответов пользователя. Противоречивость ответов пользователя – ситуация, в которой не существует чисел из указанного диапазона, соответствующих ответам пользователя.</text:p>
      <text:h text:style-name="Heading_20_2" text:outline-level="2">C<text:span text:style-name="T1"># Угадывание числа </text:span>WinForms<text:span text:style-name="T1"> (</text:span>VS<text:span text:style-name="T1">)</text:span></text:h>
      <text:p text:style-name="Standard"><text:span text:style-name="T1">В этой лабораторной работе необходимо создать программу из предыдущей лабораторной работы с интерфейсом на </text:span>WinForms<text:span text:style-name="T1">.</text:span></text:p>
      <text:h text:style-name="Heading_20_2" text:outline-level="2">C<text:span text:style-name="T1"># Угадывание числа </text:span>ASP<text:span text:style-name="T1">.</text:span>NET<text:span text:style-name="T1"> (</text:span>VS<text:span text:style-name="T1">)</text:span></text:h>
      <text:p text:style-name="Standard"><text:span text:style-name="T1">В этой лабораторной работе необходимо создать </text:span>ASP<text:span text:style-name="T1">.</text:span>NET<text:span text:style-name="T1"> </text:span>MVC<text:span text:style-name="T1"> сайт, в котором создать контроллер, реализующий угадывание числа. Информация о ходе угадывания при этом должна храниться в </text:span><text:bookmark-start text:name="OLE_LINK1"/><text:bookmark-start text:name="OLE_LINK2"/><text:span text:style-name="T1">HttpContext.Session</text:span><text:bookmark-end text:name="OLE_LINK1"/><text:bookmark-end text:name="OLE_LINK2"/><text:span text:style-name="T1"> .</text:span></text:p>
      <text:h text:style-name="Heading_20_2" text:outline-level="2">JavaScript<text:span text:style-name="T1"> Угадывание числа (</text:span>VS<text:span text:style-name="T1">)</text:span></text:h>
      <text:p text:style-name="Standard"><text:span text:style-name="T1">В этой лабораторной необходимо в сайт из предыдущей лабораторной работы добавить страницу (статическую или с контроллером), в которой реализовано угадывание числа на </text:span>JavaScript<text:span text:style-name="T1">. Данные о ходе угадывания сохраняются в глобальные переменные окна и при обновлении сбрасываются.</text:span></text:p>
      <text:h text:style-name="Heading_20_2" text:outline-level="2">Java<text:span text:style-name="T1"> Угадывание числа Консольное приложение (</text:span>IDEA<text:span text:style-name="T1">)</text:span></text:h>
      <text:p text:style-name="Standard"><text:span text:style-name="T1">В данной лабораторной работе необходимо разработать программу, угадывающую число на языке </text:span>Java<text:span text:style-name="T1"> с применением среды разработки </text:span>IntelliJ<text:span text:style-name="T1"> </text:span>IDEA<text:span text:style-name="T1">.</text:span></text:p>
      <text:h text:style-name="Heading_20_2" text:outline-level="2">C<text:span text:style-name="T1"> угадывание числа Консольное приложение (</text:span>CLion<text:span text:style-name="T1">)</text:span></text:h>
      <text:p text:style-name="Standard"><text:span text:style-name="T1">В данной лабораторной работе необходимо разработать программу, угадывающую число на языке </text:span>C<text:span text:style-name="T1"> или С++ с применением среды разработки </text:span>CLion<text:span text:style-name="T1">.</text:span></text:p>
      <text:h text:style-name="Heading_20_2" text:outline-level="2">Python<text:span text:style-name="T1">\</text:span>Ruby<text:span text:style-name="T1"> угадывание числа (</text:span>PyCharm<text:span text:style-name="T1">\</text:span>RubyMine<text:span text:style-name="T1">)</text:span></text:h>
      <text:p text:style-name="Standard"><text:span text:style-name="T1">В данной лабораторной работе необходимо разработать программу, угадывающую число на языке </text:span>Python<text:span text:style-name="T1"> или </text:span>Ruby<text:span text:style-name="T1"> с применением среды разработки </text:span>PyCharm<text:span text:style-name="T1">\</text:span>RubyMine<text:span text:style-name="T1">.</text:span></text:p>
      <text:h text:style-name="Heading_20_2" text:outline-level="2"><text:span text:style-name="T1">Телефонный справочник (</text:span>C<text:span text:style-name="T1">#, </text:span>Command<text:span text:style-name="T1"> </text:span>pattern<text:span text:style-name="T1">)</text:span></text:h>
      <text:p text:style-name="P1">Необходимо реализовать консольную программу с функциональностью телефонного справочника.</text:p>
      <text:p text:style-name="P1">В консоли программа принимает следующие команды:</text:p>
      <text:p text:style-name="P2">Добавить +79058023741 Бородин А.М.</text:p>
      <text:p text:style-name="P2">Добавить 02 Полиция</text:p>
      <text:p text:style-name="P2">Добавить 04 Служба газа</text:p>
      <text:p text:style-name="P1">Эта команда добавляет в справочник соответствующее телефону ФИО. Телефон не содержит пробелов.</text:p>
      <text:p text:style-name="P2">Найти 02</text:p>
      <text:p text:style-name="P2"><text:soft-page-break/>Найти Служба газа</text:p>
      <text:p text:style-name="P2">Найти газ</text:p>
      <text:p text:style-name="P1">Эта команда выводит всех абонентов, номер телефона или имя которых содержит приведённый текст.</text:p>
      <text:p text:style-name="P2">Удалить 02</text:p>
      <text:p text:style-name="P2">Удалить Бородин А.М.</text:p>
      <text:p text:style-name="P1">Эта команда удаляет запись, телефон или название которой строго соответствует аргументу.</text:p>
      <text:p text:style-name="P2">Выход</text:p>
      <text:p text:style-name="P1">Эта команда сообщает системе что нужно прекратить принимать команды и завершить выполнение приложения.</text:p>
      <text:p text:style-name="P1">При реализации этой программы необходимо создать</text:p>
      <text:list xml:id="list7492243021485093354" text:style-name="WW8Num4">
        <text:list-item>
          <text:p text:style-name="P12"><text:span text:style-name="T1">Интерфейс или абстрактный класс команды </text:span>ICommand<text:span text:style-name="T1">. Класс команды содержит один метод: выполнить команду, в качестве аргументов принимает строку, которая вызвала выполнение команды</text:span></text:p>
        </text:list-item>
        <text:list-item>
          <text:p text:style-name="P12"><text:span text:style-name="T1">Фасадный класс цикла обработки команд </text:span>CommandLoop<text:span text:style-name="T1"> который содержит единственный публичный метод </text:span>DoLoop<text:span text:style-name="T1">(), который выполняется до тех пор, пока не будет вызвана команда </text:span><text:span text:style-name="T2">Выход</text:span><text:span text:style-name="T1">. Содержит внутри себя экземпляры классов фабрики команд и списка телефонов (</text:span>List<text:span text:style-name="T1">&lt;класс данных&gt;).</text:span></text:p>
        </text:list-item>
        <text:list-item>
          <text:p text:style-name="P14">Класс данных который содержит два строковых поля: номер телефона и название абонента</text:p>
        </text:list-item>
        <text:list-item>
          <text:p text:style-name="P12"><text:span text:style-name="T1">Фабрику команд </text:span>CommandFactory<text:span text:style-name="T1">, которая принимает строку для выполнения и объект </text:span>CommandLoop<text:span text:style-name="T1">, а возвращает объект команды. Фабрика читает первую часть строки и выбирает конкретную реализацию команды. Команды могут обратиться к </text:span>CommandLoop<text:span text:style-name="T1"> для перечитывания списка телефонов или сообщений циклу о том, что чтение команд необходимо прекратить и завершить </text:span>DoLoop<text:span text:style-name="T1">().</text:span></text:p>
        </text:list-item>
        <text:list-item>
          <text:p text:style-name="P12"><text:span text:style-name="T1">4 класс реализующих команды </text:span><text:span text:style-name="T2">Добавить</text:span><text:span text:style-name="T1">, </text:span><text:span text:style-name="T2">Найти</text:span><text:span text:style-name="T1">, </text:span><text:span text:style-name="T2">Удалить</text:span><text:span text:style-name="T1"> и </text:span><text:span text:style-name="T2">Выход</text:span><text:span text:style-name="T1">.</text:span></text:p>
        </text:list-item>
      </text:list>
      <text:h text:style-name="Heading_20_2" text:outline-level="2"><text:span text:style-name="T1">Телефонный справочник (</text:span>Java<text:span text:style-name="T1">, </text:span>Command<text:span text:style-name="T1"> </text:span>pattern<text:span text:style-name="T1">)</text:span></text:h>
      <text:p text:style-name="Standard"><text:span text:style-name="T1">Аналогично предыдущему заданию, но выполняется на </text:span>Java<text:span text:style-name="T1">.</text:span></text:p>
      <text:h text:style-name="Heading_20_2" text:outline-level="2"><text:span text:style-name="T1">Тестирование компонент телефонного справочника (</text:span>NUnit<text:span text:style-name="T1">)</text:span></text:h>
      <text:p text:style-name="P1">В этой лабораторной работе нужно написать 4 теста, проверяющих реализации команд.</text:p>
      <text:h text:style-name="Heading_20_2" text:outline-level="2"><text:span text:style-name="T1">Тестирование компонент телефонного справочника (</text:span>JUnit<text:span text:style-name="T1">)</text:span></text:h>
      <text:p text:style-name="P1">В этой лабораторной работе нужно написать тест фабрики команд, передавая ей определённые строки и проверяя тип возвращённой команды.</text:p>
      <text:h text:style-name="Heading_20_2" text:outline-level="2"><text:span text:style-name="T1">Крестики-нолики: проектирование интерфейса стратегии игры (</text:span>C<text:span text:style-name="T1">#, </text:span>VS<text:span text:style-name="T1">)</text:span></text:h>
      <text:p text:style-name="P1">Задачи серии лабораторных крестики-нолики: </text:p>
      <text:list xml:id="list2176841059134715241" text:style-name="WW8Num2">
        <text:list-item>
          <text:p text:style-name="P15">Познакомиться с идеей часто проводимых соревнований искусственных интеллектов (ИИ)</text:p>
        </text:list-item>
        <text:list-item>
          <text:p text:style-name="P15"><text:soft-page-break/>Освоить разделение совместной работы над кодом несколькими разработчиками через набор интерфейсов, описывающих структуру классов. Т.е. когда несколько человек хотят разграничить области ответственности чтобы работать над программой параллельно – они отделяют свои куски работы друг от друга интерфейсами.</text:p>
        </text:list-item>
      </text:list>
      <text:p text:style-name="P3">Работа проходит следующим образом:</text:p>
      <text:list xml:id="list3404571896109037612" text:style-name="WW8Num5">
        <text:list-item>
          <text:p text:style-name="P16">Описывается то, как <text:s/>ИИ (стратегия игры) видит игровое поле. ИИ у нас будет представлен одним фасадным классов, которому игра передаёт информацию о себе и получает от него команды\управляющее воздействие. ИИ не хранит ничего в файлах или БД, всё что он хочет запомнить он сохраняет в своих полях. Для простоты работы, в нашем случае, он может обращаться к общим для всех игроков данным, например, состоянию игрового поля, предыдущий ход противника и т.п.</text:p>
        </text:list-item>
        <text:list-item>
          <text:p text:style-name="P20"><text:span text:style-name="T1">После этого реализуется минимально возможный ИИ: стратегия которая делает случайных допустимый ход, когда её просят сделать ход. Минимальность ИИ на данном этапе нужна чтобы как можно быстрее получить работающую программу с минимумом ошибок. В сложных </text:span><text:span text:style-name="T1">стратегиях легко облажаться. Вместо стратегии случайного хода можно написать стратегию последовательных ходов, т.е. стратегию которая просто заполняет все клетки по порядку. Задача этой стратегии не выиграть партию, а просто не сломаться в ходе выполнения программы, провести партию игры до конца, по правилам и в соответствии с минимальными ожиданиями.</text:span></text:p>
        </text:list-item>
        <text:list-item>
          <text:p text:style-name="P16">Реализуется арбитр: программа, которая параметром принимает все ИИ (в КН их 2) и проводит между ними бой. Выводит результат каким-то образом.</text:p>
        </text:list-item>
        <text:list-item>
          <text:p text:style-name="P16">Реализуются более интеллектуальные ИИ.</text:p>
        </text:list-item>
      </text:list>
      <text:p text:style-name="P4"><text:span text:style-name="T1">Обычно в соревнованиях ИИ учувствуют ИИ на разных языках программирования. Тогда, интерфейс ИИ с арбитром должен быть платформенно-независимым, например, </text:span>HTTP<text:span text:style-name="T1"> </text:span>API<text:span text:style-name="T1">, т.е. набор </text:span>URL<text:span text:style-name="T1"> откуда ИИ получает данные и куда шлёт свои ходы. На данном этапе нам это не нужно: все наши ИИ написан на одной платформе и на одном ЯП.</text:span></text:p>
      <text:p text:style-name="P5">Было бы хорошо сделать арбитра с возможностью подключения внешних ИИ. Т.е. при старте арбитр:</text:p>
      <text:list xml:id="list3176592411826232704" text:style-name="WW8Num7">
        <text:list-item>
          <text:p text:style-name="P21"><text:span text:style-name="T1">Сканирует свою папку на предмет .</text:span>dll<text:span text:style-name="T1"> файлов</text:span></text:p>
        </text:list-item>
        <text:list-item>
          <text:p text:style-name="P21"><text:span text:style-name="T1">Загружает найденные </text:span>dll<text:span text:style-name="T1"> через </text:span>var<text:span text:style-name="T1"> </text:span>dll<text:span text:style-name="T1"> = Assembly.LoadFile(dll)</text:span></text:p>
        </text:list-item>
        <text:list-item>
          <text:p text:style-name="P21"><text:span text:style-name="T1">Перебирает все типы этих сборок через </text:span>dll<text:span text:style-name="T1">.</text:span>GetTypes<text:span text:style-name="T1">()</text:span></text:p>
        </text:list-item>
        <text:list-item>
          <text:p text:style-name="P17">Если тип реализует интерфейс стратегии ИИ, то создаёт экземпляр этого типа</text:p>
        </text:list-item>
        <text:list-item>
          <text:p text:style-name="P17">Для всех найденных ИИ проводит турнир проведя по 3 боя каждого с каждым</text:p>
        </text:list-item>
      </text:list>
      <text:p text:style-name="P4"><text:span text:style-name="T1">Имейте ввиду, что такое поведение опасно для системы: если пользователь выполняет вашего арбитра из папки </text:span>Downloads<text:span text:style-name="T1">\Загрузки, то при вызове </text:span>Assembly<text:span text:style-name="T1">.</text:span>LoadFile<text:span text:style-name="T1">() может быть активирован малварь, вирус, или вообщей чейт-то нежелательный код, который оказался в этой папке по ошибке. Такая ошибка была, например в </text:span>Nullsoft<text:span text:style-name="T1"> </text:span>Intaller<text:span text:style-name="T1"> </text:span><text:a xlink:type="simple" xlink:href="http://securelist.social-kaspersky.com/en/kadvisories/KLA10499" text:style-name="Internet_20_link" text:visited-style-name="Visited_20_Internet_20_Link"><text:span text:style-name="Internet_20_link">http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://</text:span></text:span></text:a><text:a xlink:type="simple" xlink:href="http://securelist.social-kaspersky.com/en/kadvisories/KLA10499" text:style-name="Internet_20_link" text:visited-style-name="Visited_20_Internet_20_Link"><text:span text:style-name="Internet_20_link">securelist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.</text:span></text:span></text:a><text:a xlink:type="simple" xlink:href="http://securelist.social-kaspersky.com/en/kadvisories/KLA10499" text:style-name="Internet_20_link" text:visited-style-name="Visited_20_Internet_20_Link"><text:span text:style-name="Internet_20_link">social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-</text:span></text:span></text:a><text:a xlink:type="simple" xlink:href="http://securelist.social-kaspersky.com/en/kadvisories/KLA10499" text:style-name="Internet_20_link" text:visited-style-name="Visited_20_Internet_20_Link"><text:span text:style-name="Internet_20_link">kaspersky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.</text:span></text:span></text:a><text:a xlink:type="simple" xlink:href="http://securelist.social-kaspersky.com/en/kadvisories/KLA10499" text:style-name="Internet_20_link" text:visited-style-name="Visited_20_Internet_20_Link"><text:span text:style-name="Internet_20_link">com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/</text:span></text:span></text:a><text:a xlink:type="simple" xlink:href="http://securelist.social-kaspersky.com/en/kadvisories/KLA10499" text:style-name="Internet_20_link" text:visited-style-name="Visited_20_Internet_20_Link"><text:span text:style-name="Internet_20_link">en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/</text:span></text:span></text:a><text:a xlink:type="simple" xlink:href="http://securelist.social-kaspersky.com/en/kadvisories/KLA10499" text:style-name="Internet_20_link" text:visited-style-name="Visited_20_Internet_20_Link"><text:span text:style-name="Internet_20_link">kadvisories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/</text:span></text:span></text:a><text:a xlink:type="simple" xlink:href="http://securelist.social-kaspersky.com/en/kadvisories/KLA10499" text:style-name="Internet_20_link" text:visited-style-name="Visited_20_Internet_20_Link"><text:span text:style-name="Internet_20_link">KLA</text:span></text:a><text:a xlink:type="simple" xlink:href="http://securelist.social-kaspersky.com/en/kadvisories/KLA10499" text:style-name="Internet_20_link" text:visited-style-name="Visited_20_Internet_20_Link"><text:span text:style-name="Internet_20_link"><text:span text:style-name="T1">10499</text:span></text:span></text:a></text:p>
      <text:p text:style-name="P5">Переходим к сути лабораторной работы:</text:p>
      <text:p text:style-name="P1"><text:soft-page-break/>В этой лабораторной работе нужно разработать интерфейс стратегии игры в крестики нолики (3х3).</text:p>
      <text:p text:style-name="Standard"><text:span text:style-name="T1">Результатом лабораторной работы являются </text:span>C<text:span text:style-name="T1"># код одного интерфейса, содержащего методы и свойства необходимые для того, чтобы объект, реализующий этот интерфейс мог:</text:span></text:p>
      <text:list xml:id="list3971408114875675692" text:style-name="WW8Num1">
        <text:list-item>
          <text:p text:style-name="P18">Получать информацию о стороне за которую объект играет (крестики или нолики)</text:p>
        </text:list-item>
        <text:list-item>
          <text:p text:style-name="P18">Передавать информации о своём названии и версии (всё одной строкой)</text:p>
        </text:list-item>
        <text:list-item>
          <text:p text:style-name="P18">Получать информацию о состоянии игрового поля</text:p>
        </text:list-item>
        <text:list-item>
          <text:p text:style-name="P18">Получать информацию о ходе противника</text:p>
        </text:list-item>
        <text:list-item>
          <text:p text:style-name="P18">Передавать информацию о своём ходе</text:p>
        </text:list-item>
      </text:list>
      <text:h text:style-name="Heading_20_2" text:outline-level="2"><text:span text:style-name="T1">Крестики нолики: реализация элементарной стратегии и арбитра для проведения игр между стратегиям (</text:span>C<text:span text:style-name="T1">#, </text:span>VS<text:span text:style-name="T1">)</text:span></text:h>
      <text:p text:style-name="P1">В этой лабораторной работе нужно написать реализацию интерфейса, созданного ранее. Создаваемая реализация должна отслеживать состояние игрового поля. При необходимости сделать ход выбирать случайную пустую клетку для этого хода.</text:p>
      <text:p text:style-name="P1">Арбитр – программа, которая берёт два объекта стратегии игры и проводит два боя между ними (каждая стратегия должна сыграть и за крестики и за нолики). Арбитр после каждого хода контролирует условия завершения игры. Каждых ход стратегии записывает в консоль. По окончанию партии объявляет победителя (или ничью) и номер шага на котором игра завершилась.</text:p>
      <text:h text:style-name="Heading_20_2" text:outline-level="2"><text:span text:style-name="T1">Крестики-нолики: реализация двух стратегий, тестирование стратегии (</text:span>C<text:span text:style-name="T1">#, </text:span>VS<text:span text:style-name="T1">)</text:span></text:h>
      <text:p text:style-name="P1">В этой лабораторной работе необходимо реализовать следующие стратегии игры:</text:p>
      <text:list xml:id="list145894867009265475" text:style-name="WW8Num3">
        <text:list-item>
          <text:p text:style-name="P19">Выбирает максимально безопасный ход: если противник может выиграть следующим ходом, стратегия пытается предотвратить победу противника, заняв клетку, которая может стать третьей в линии противника. В остальных случаях стратегия выбирает случайную клетку для хода.</text:p>
        </text:list-item>
        <text:list-item>
          <text:p text:style-name="P19">Сочетает в себе критерий безопасного хода из предыдущей стратегии, но также пытается занять центральную клетку, если она свободны и создать «вилку». Если ни то ни другое невозможно – выбирает случайный ход.</text:p>
        </text:list-item>
      </text:list>
      <text:p text:style-name="P6">Примеры вилок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X</text:p>
          </table:table-cell>
          <table:table-cell table:style-name="Таблица1.A1" office:value-type="string">
            <text:p text:style-name="P8"/>
          </table:table-cell>
          <table:table-cell table:style-name="Таблица1.C1" office:value-type="string">
            <text:p text:style-name="P7">***</text:p>
          </table:table-cell>
        </table:table-row>
        <table:table-row table:style-name="Таблица1.1">
          <table:table-cell table:style-name="Таблица1.A1" office:value-type="string">
            <text:p text:style-name="P7">***</text:p>
          </table:table-cell>
          <table:table-cell table:style-name="Таблица1.A1" office:value-type="string">
            <text:p text:style-name="P7">X</text:p>
          </table:table-cell>
          <table:table-cell table:style-name="Таблица1.C1" office:value-type="string">
            <text:p text:style-name="P10"/>
          </table:table-cell>
        </table:table-row>
        <table:table-row table:style-name="Таблица1.1">
          <table:table-cell table:style-name="Таблица1.A1" office:value-type="string">
            <text:p text:style-name="P7">X</text:p>
          </table:table-cell>
          <table:table-cell table:style-name="Таблица1.A1" office:value-type="string">
            <text:p text:style-name="P10"/>
          </table:table-cell>
          <table:table-cell table:style-name="Таблица1.C1" office:value-type="string">
            <text:p text:style-name="P7">***</text:p>
          </table:table-cell>
        </table:table-row>
      </table:table>
      <text:p text:style-name="P6">*** - две из этих трёх клеток должны быть свободны</text:p>
      <text:p text:style-name="P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9">X</text:p>
          </table:table-cell>
          <table:table-cell table:style-name="Таблица2.A1" office:value-type="string">
            <text:p text:style-name="P7">X</text:p>
          </table:table-cell>
          <table:table-cell table:style-name="Таблица2.C1" office:value-type="string">
            <text:p text:style-name="P9">Свободная клетка</text:p>
          </table:table-cell>
        </table:table-row>
        <table:table-row table:style-name="Таблица2.1">
          <table:table-cell table:style-name="Таблица2.A1" office:value-type="string">
            <text:p text:style-name="P7">X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10"/>
          </table:table-cell>
        </table:table-row>
        <table:table-row table:style-name="Таблица2.1">
          <table:table-cell table:style-name="Таблица2.A1" office:value-type="string">
            <text:p text:style-name="P9">Свободная клетка</text:p>
          </table:table-cell>
          <table:table-cell table:style-name="Таблица2.A1" office:value-type="string">
            <text:p text:style-name="P10"/>
          </table:table-cell>
          <table:table-cell table:style-name="Таблица2.C1" office:value-type="string">
            <text:p text:style-name="P10"/>
          </table:table-cell>
        </table:table-row>
      </table:table>
      <text:p text:style-name="P6"/>
      <text:h text:style-name="Heading_20_2" text:outline-level="2"><text:soft-page-break/><text:span text:style-name="T1">Крестики-нолики: адаптация для </text:span>Java<text:span text:style-name="T1"> (</text:span>IDEA<text:span text:style-name="T1">)</text:span></text:h>
      <text:p text:style-name="Standard"><text:span text:style-name="T1">В этой лабораторной работе нужно создать арбитра и три описанные выше стратегии игры (случайная, безопасная, нападающая) на </text:span>Java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fo:keep-together="always" fo:keep-with-next="always"/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ru" fo:country="RU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ru" fo:country="RU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language="ru" fo:country="RU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language="ru" fo:country="RU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language="ru" fo:country="RU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language="ru" fo:country="RU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y Borodin</meta:initial-creator>
    <meta:creation-date>2017-05-19T23:45:00</meta:creation-date>
    <dc:creator>Юрий </dc:creator>
    <dc:date>2017-08-10T18:58:18.67</dc:date>
    <meta:editing-cycles>3</meta:editing-cycles>
    <meta:editing-duration>P2171DT9H32M10S</meta:editing-duration>
    <meta:generator>OpenOffice/4.1.2$Win32 OpenOffice.org_project/412m3$Build-9782</meta:generator>
    <meta:document-statistic meta:table-count="2" meta:image-count="0" meta:object-count="0" meta:page-count="5" meta:paragraph-count="90" meta:word-count="1231" meta:character-count="9026"/>
  </office:meta>
</office:document-meta>
</file>